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.79916666666667cm"/>
    </style:style>
    <style:style style:name="ro1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圖表 1" svg:x="4.2024in" svg:y="0.5961in" svg:width="5.8626in" svg:height="4.381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30" table:formula="of:=COUNTIF([.A:.A];[.C1])" table:style-name="ce1">
            <text:p>63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0" table:formula="of:=COUNTIF([.A:.A];[.C2])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8" table:formula="of:=COUNTIF([.A:.A];[.C3])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6" table:formula="of:=COUNTIF([.A:.A];[.C4])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8" table:formula="of:=COUNTIF([.A:.A];[.C5])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2" table:formula="of:=COUNTIF([.A:.A];[.C6])" table:style-name="ce1">
            <text:p>22</text:p>
          </table:table-cell>
          <table:table-cell table:number-columns-repeated="16380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1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10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1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0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1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9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10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1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1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10477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dc:creator>Administrator</dc:creator>
    <meta:creation-date>2022-01-20T02:34:52Z</meta:creation-date>
    <dc:date>2022-01-19T11:06:49Z</dc:date>
    <meta:editing-cycles>1</meta:editing-cycles>
    <meta:editing-duration>PT33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25in" style:font-size-asian="0.125in" style:font-size-complex="0.125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none"/>
    </style:style>
  </office:automatic-styles>
  <office:body>
    <office:chart>
      <chart:chart chart:class="chart:circle" svg:height="315.4679527559055pt" svg:width="422.1071653543307pt" chart:style-name="Crt0">
        <chart:title chart:style-name="CT00">
          <text:p text:style-name="a0" text:class-names="" text:cond-style-name="">DAG SVM validate</text:p>
        </chart:title>
        <chart:legend chart:legend-position="bottom" chart:legend-align="center" chart:style-name="Lgnd"/>
        <chart:plot-area svg:x="96.22968503937008pt" svg:y="48.89330708661417pt" svg:width="227.9185039370079pt" svg:height="229.0474015748032pt" chart:style-name="Plt0">
          <chart:axis chart:dimension="x">
            <chart:categories table:cell-range-address="Sheet1.$C$1:.$C$6"/>
          </chart:axis>
          <chart:axis chart:dimension="y"/>
          <chart:series chart:values-cell-range-address="Sheet1.$D$1:.$D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